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5*"/>
    </style:style>
    <style:style style:name="Table1.B" style:family="table-column">
      <style:table-column-properties style:column-width="3.75in" style:rel-column-width="33803*"/>
    </style:style>
    <style:style style:name="Table1.C" style:family="table-column">
      <style:table-column-properties style:column-width="0.7813in" style:rel-column-width="7042*"/>
    </style:style>
    <style:style style:name="Table1.D" style:family="table-column">
      <style:table-column-properties style:column-width="1.7076in" style:rel-column-width="15395*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0313in" style:rel-column-width="9295*"/>
    </style:style>
    <style:style style:name="Table7.B" style:family="table-column">
      <style:table-column-properties style:column-width="6.2389in" style:rel-column-width="56240*"/>
    </style:style>
    <style:style style:name="Table7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4.3243in" style:rel-column-width="38982*"/>
    </style:style>
    <style:style style:name="Table3.B" style:family="table-column">
      <style:table-column-properties style:column-width="1.0306in" style:rel-column-width="9292*"/>
    </style:style>
    <style:style style:name="Table3.C" style:family="table-column">
      <style:table-column-properties style:column-width="0.9576in" style:rel-column-width="8631*"/>
    </style:style>
    <style:style style:name="Table3.D" style:family="table-column">
      <style:table-column-properties style:column-width="0.9576in" style:rel-column-width="863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D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5104in" style:rel-column-width="13615*"/>
    </style:style>
    <style:style style:name="Table4.B" style:family="table-column">
      <style:table-column-properties style:column-width="5.7597in" style:rel-column-width="51920*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officeooo:paragraph-rsid="001db44c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3a913b" style:font-size-asian="10pt" style:font-size-complex="10pt"/>
    </style:style>
    <style:style style:name="P10" style:family="paragraph" style:parent-style-name="Standard">
      <style:text-properties fo:font-size="10pt" officeooo:paragraph-rsid="003c811c" style:font-size-asian="10pt" style:font-size-complex="10pt"/>
    </style:style>
    <style:style style:name="P1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85aea" officeooo:paragraph-rsid="00185ae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paragraph-rsid="003a913b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paragraph-rsid="001a2b77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paragraph-rsid="003c811c" style:font-size-asian="10pt" style:font-size-complex="10pt"/>
    </style:style>
    <style:style style:name="P20" style:family="paragraph" style:parent-style-name="Table_20_Contents">
      <style:text-properties fo:font-size="10pt" officeooo:paragraph-rsid="00459fd0" style:font-size-asian="10pt" style:font-size-complex="10pt"/>
    </style:style>
    <style:style style:name="P21" style:family="paragraph" style:parent-style-name="Table_20_Contents">
      <style:text-properties officeooo:rsid="003e8127" officeooo:paragraph-rsid="003e8127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d5fbb" officeooo:paragraph-rsid="003d5fbb" style:font-weight-asian="bold" style:font-weight-complex="bold"/>
    </style:style>
    <style:style style:name="P23" style:family="paragraph" style:parent-style-name="Table_20_Contents">
      <style:text-properties officeooo:rsid="003d5fbb" officeooo:paragraph-rsid="003d5fbb"/>
    </style:style>
    <style:style style:name="P24" style:family="paragraph" style:parent-style-name="Table_20_Contents">
      <style:paragraph-properties fo:text-align="center" style:justify-single-word="false"/>
      <style:text-properties officeooo:rsid="003d5fbb" officeooo:paragraph-rsid="003d5fbb"/>
    </style:style>
    <style:style style:name="P2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bold" officeooo:rsid="003a913b" officeooo:paragraph-rsid="003a913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316910" officeooo:paragraph-rsid="00279702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0pt" fo:font-weight="bold" officeooo:rsid="003c811c" officeooo:paragraph-rsid="003c811c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bold" officeooo:paragraph-rsid="003a913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font-size="10pt" fo:font-weight="bold" officeooo:paragraph-rsid="005769ea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font-size="10pt" officeooo:paragraph-rsid="00459fd0" style:font-size-asian="10pt" style:font-size-complex="10pt"/>
    </style:style>
    <style:style style:name="P33" style:family="paragraph" style:parent-style-name="Table_20_Contents">
      <style:text-properties fo:font-size="10pt" officeooo:paragraph-rsid="004fcf25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000080" fo:font-size="10pt" fo:font-weight="bold" officeooo:rsid="00185aea" officeooo:paragraph-rsid="0054a7c6" style:font-size-asian="10pt" style:font-weight-asian="bold" style:font-size-complex="10pt" style:font-weight-complex="bold"/>
    </style:style>
    <style:style style:name="P36" style:family="paragraph">
      <style:paragraph-properties fo:text-align="center"/>
    </style:style>
    <style:style style:name="T1" style:family="text">
      <style:text-properties officeooo:rsid="0038ee81"/>
    </style:style>
    <style:style style:name="T2" style:family="text">
      <style:text-properties officeooo:rsid="004fcf25"/>
    </style:style>
    <style:style style:name="T3" style:family="text">
      <style:text-properties officeooo:rsid="0054a7c6"/>
    </style:style>
    <style:style style:name="T4" style:family="text">
      <style:text-properties officeooo:rsid="005769e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เลขที่ : </text:p>
          </table:table-cell>
          <table:table-cell table:style-name="Table1.A1" office:value-type="string">
            <text:p text:style-name="P11"><text:text-input text:description="&lt;o.name&gt;">PO Number</text:text-input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วันที่ : </text:p>
          </table:table-cell>
          <table:table-cell table:style-name="Table1.A1" office:value-type="string">
            <text:p text:style-name="P11"><text:text-input text:description="&lt; o.date_order &gt;">Date Order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ผู้จำหน่าย :</text:p>
          </table:table-cell>
          <table:table-cell table:style-name="Table7.A1" office:value-type="string">
            <text:p text:style-name="P16"><text:text-input text:description="&lt; o.partner_id.address[0].name &gt;">Address</text:text-input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20"><text:text-input text:description="&lt;o.partner_id.name&gt;">Partner Name</text:text-input> 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20"><text:text-input text:description="&lt; o.partner_id.address[0].street &gt;">Street</text:text-input> <text:text-input text:description="&lt; o.partner_id.address[0].street2 &gt;">Street2</text:text-input> <text:text-input text:description="&lt; o.partner_id.address[0].city &gt;">City</text:text-input> <text:text-input text:description="&lt; o.partner_id.address[0].zip &gt;">Zip</text:text-input>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33"><text:span text:style-name="T2">โทร: </text:span><text:span text:style-name="T2"><text:text-input text:description="&lt; o.partner_id.address[0].phone &gt;">Phone</text:text-input></text:span><text:span text:style-name="T2"> <text:s/>โทรสาร: </text:span><text:span text:style-name="T2"><text:text-input text:description="&lt; o.partner_id.address[0].fax &gt;">Fax</text:text-input></text:span><text:span text:style-name="T2"> </text:span><text:span text:style-name="T2"><text:text-input text:description="&lt;if test=&quot;o.partner_id.address[0].mobile&quot;&gt;">&lt;if&gt;</text:text-input></text:span><text:span text:style-name="T2">มือถือ: </text:span><text:span text:style-name="T2"><text:text-input text:description="&lt; o.partner_id.address[0].mobile &gt;">Mobile</text:text-input></text:span><text:span text:style-name="T2"> </text:span><text:span text:style-name="T2"><text:text-input text:description="&lt;/if&gt;">&lt;/if&gt;</text:text-input></text:span><text:span text:style-name="T2"> </text:span><text:span text:style-name="T2"><text:text-input text:description="&lt;if test=&quot;o.partner_id.address[0].email&quot;&gt;">&lt;if&gt;</text:text-input></text:span><text:span text:style-name="T2">อีเมล์: </text:span><text:span text:style-name="T2"><text:text-input text:description="&lt; o.partner_id.address[0].email &gt;">Email</text:text-input></text:span><text:span text:style-name="T2"><text:text-input text:description="&lt;/if&gt;">&lt;/if&gt;</text:text-input></text:span></text:p>
          </table:table-cell>
        </table:table-row>
      </table:table>
      <text:p text:style-name="P9"/>
      <text:p text:style-name="P7">รายละเอียดสินค้า/บริการ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">รายละเอียด</text:p>
          </table:table-cell>
          <table:table-cell table:style-name="Table3.A1" office:value-type="string">
            <text:p text:style-name="P13">หน่วยนับ</text:p>
          </table:table-cell>
          <table:table-cell table:style-name="Table3.A1" office:value-type="string">
            <text:p text:style-name="P13">จำนวน</text:p>
          </table:table-cell>
          <table:table-cell table:style-name="Table3.D1" office:value-type="string">
            <text:p text:style-name="P35"><text:span text:style-name="T3">ราคาจำหน่าย</text:span></text:p>
          </table:table-cell>
        </table:table-row>
        <table:table-row>
          <table:table-cell table:style-name="Table3.A2" office:value-type="string">
            <text:p text:style-name="P16"><text:text-input text:description="&lt;for each=&quot;line in o.order_line&quot;&gt;">Loop</text:text-input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6"><text:text-input text:description="&lt; line.name &gt;">Product Description</text:text-input></text:p>
          </table:table-cell>
          <table:table-cell table:style-name="Table3.A2" office:value-type="string">
            <text:p text:style-name="P17"><text:text-input text:description="&lt; line.product_uom.name &gt;">Unit</text:text-input></text:p>
          </table:table-cell>
          <table:table-cell table:style-name="Table3.A2" office:value-type="string">
            <text:p text:style-name="P18"><text:text-input text:description="&lt; formatLang(line.product_qty) &gt;">Quantity</text:text-input></text:p>
          </table:table-cell>
          <table:table-cell table:style-name="Table3.D2" office:value-type="string">
            <text:p text:style-name="P18">….....................</text:p>
          </table:table-cell>
        </table:table-row>
        <table:table-row>
          <table:table-cell table:style-name="Table3.A2" office:value-type="string">
            <text:p text:style-name="P16"><text:text-input text:description="&lt;/for&gt;">end</text:text-input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8"/>
          </table:table-cell>
        </table:table-row>
        <table:table-row>
          <table:table-cell table:style-name="Table3.A5" office:value-type="string">
            <text:p text:style-name="P16"/>
          </table:table-cell>
          <table:table-cell table:style-name="Table3.A5" office:value-type="string">
            <text:p text:style-name="P27"/>
          </table:table-cell>
          <table:table-cell table:style-name="Table3.A5" office:value-type="string">
            <text:p text:style-name="P14"/>
          </table:table-cell>
          <table:table-cell table:style-name="Table3.D5" office:value-type="string">
            <text:p text:style-name="P14"/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เงื่อนไขการชำระเงิน :</text:p>
          </table:table-cell>
          <table:table-cell table:style-name="Table4.A1" office:value-type="string">
            <text:p text:style-name="P19">….................................................................................................................................................................</text:p>
          </table:table-cell>
        </table:table-row>
        <table:table-row>
          <table:table-cell table:style-name="Table4.A1" office:value-type="string">
            <text:p text:style-name="P28">หมายเหตุ :</text:p>
          </table:table-cell>
          <table:table-cell table:style-name="Table4.A1" office:value-type="string">
            <text:p text:style-name="P19"><text:text-input text:description="&lt; o.notes &gt;">Notes</text:text-input></text:p>
          </table:table-cell>
        </table:table-row>
      </table:table>
      <text:p text:style-name="P10"/>
      <text:p text:style-name="P11"/>
      <text:p text:style-name="P31"><text:span text:style-name="T4">เมื่อได้รับเอกสารแล้ว กรุณาใส่ราคาจำหน่าย และ Fax กลับมายัง …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7.2701in" style:page-number="0" fo:break-before="auto" fo:break-after="auto" table:align="margins"/>
    </style:style>
    <style:style style:name="Table2.A" style:family="table-column">
      <style:table-column-properties style:column-width="4.4063in" style:rel-column-width="39719*"/>
    </style:style>
    <style:style style:name="Table2.B" style:family="table-column">
      <style:table-column-properties style:column-width="2.8639in" style:rel-column-width="25816*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officeooo:paragraph-rsid="00165663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officeooo:paragraph-rsid="00165663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text-properties officeooo:rsid="003e8127" officeooo:paragraph-rsid="003e8127"/>
    </style:style>
    <style:style style:name="MP8" style:family="paragraph" style:parent-style-name="Table_20_Contents">
      <style:paragraph-properties fo:text-align="center" style:justify-single-word="false"/>
      <style:text-properties fo:font-weight="bold" officeooo:rsid="003d5fbb" officeooo:paragraph-rsid="003d5fbb" style:font-weight-asian="bold" style:font-weight-complex="bold"/>
    </style:style>
    <style:style style:name="MP9" style:family="paragraph" style:parent-style-name="Table_20_Contents">
      <style:text-properties officeooo:rsid="003d5fbb" officeooo:paragraph-rsid="003d5fbb"/>
    </style:style>
    <style:style style:name="MP10" style:family="paragraph" style:parent-style-name="Table_20_Contents">
      <style:paragraph-properties fo:text-align="center" style:justify-single-word="false"/>
      <style:text-properties officeooo:rsid="003d5fbb" officeooo:paragraph-rsid="003d5fbb"/>
    </style:style>
    <style:style style:name="MP11" style:family="paragraph" style:parent-style-name="Standard">
      <style:text-properties officeooo:paragraph-rsid="001db44c"/>
    </style:style>
    <style:style style:name="MT1" style:family="text">
      <style:text-properties officeooo:rsid="0038ee81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47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2.7689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company_id.name&gt;">Company Name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<text:span text:style-name="MT1">ขอราคา</text:span> / <text:span text:style-name="MT1">Request for Quotation</text:span>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ผู้อนุมัติ</text:p>
              <text:p text:style-name="MP9"/>
              <text:p text:style-name="MP9"/>
              <text:p text:style-name="MP9"/>
              <text:p text:style-name="MP10">(…......................................................)</text:p>
              <text:p text:style-name="MP10"><text:s/>…................/................../..................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7T00:34:25</dc:date>
    <dc:creator>Tititab Srisookco</dc:creator>
    <meta:editing-duration>PT02H32M46S</meta:editing-duration>
    <meta:editing-cycles>114</meta:editing-cycles>
    <meta:generator>OpenOffice.org/3.2$Linux OpenOffice.org_project/320m19$Build-9505</meta:generator>
    <meta:document-statistic meta:table-count="5" meta:image-count="0" meta:object-count="0" meta:page-count="1" meta:paragraph-count="30" meta:word-count="208" meta:character-count="75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